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E14805DBE708D54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72cm, 0.408cm, 19.599cm, 8.86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083cm" svg:height="11.499cm" svg:x="0.3cm" svg:y="0.401cm">
          <draw:image xlink:href="Pictures/1000000000000BD000000FC0E14805DBE708D54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8T15:35:00.096963081</dc:date>
    <meta:editing-duration>PT2M58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